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fo:language="en" fo:country="US"/>
    </style:style>
    <style:style style:name="P2" style:parent-style-name="Normal" style:family="paragraph">
      <style:text-properties fo:language="en" fo:country="US"/>
    </style:style>
    <style:style style:name="T3" style:parent-style-name="Hyperlink" style:family="text">
      <style:text-properties fo:language="en" fo:country="US"/>
    </style:style>
    <style:style style:name="P4" style:parent-style-name="ListParagraph" style:list-style-name="LFO1" style:family="paragraph">
      <style:text-properties fo:language="en" fo:country="US"/>
    </style:style>
    <style:style style:name="P5" style:parent-style-name="ListParagraph" style:list-style-name="LFO1" style:family="paragraph">
      <style:text-properties fo:language="en" fo:country="US"/>
    </style:style>
    <style:style style:name="P6" style:parent-style-name="ListParagraph" style:list-style-name="LFO1" style:family="paragraph">
      <style:text-properties fo:language="en" fo:country="US"/>
    </style:style>
    <style:style style:name="P7" style:parent-style-name="ListParagraph" style:list-style-name="LFO1" style:family="paragraph">
      <style:text-properties fo:language="en" fo:country="US"/>
    </style:style>
    <style:style style:name="P8" style:parent-style-name="ListParagraph" style:list-style-name="LFO1" style:family="paragraph">
      <style:text-properties fo:language="en" fo:country="US"/>
    </style:style>
    <style:style style:name="P9" style:parent-style-name="ListParagraph" style:list-style-name="LFO1" style:family="paragraph"/>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2" style:family="paragraph"/>
    <style:style style:name="P16" style:parent-style-name="ListParagraph" style:list-style-name="LFO2" style:family="paragraph">
      <style:text-properties style:font-name-complex="Calibri" fo:font-size="12pt" style:font-size-asian="12pt" style:font-size-complex="12pt"/>
    </style:style>
    <style:style style:name="P17" style:parent-style-name="ListParagraph" style:list-style-name="LFO2" style:family="paragraph">
      <style:text-properties style:font-name-complex="Calibri" fo:font-size="12pt" style:font-size-asian="12pt" style:font-size-complex="12pt"/>
    </style:style>
    <style:style style:name="P18" style:parent-style-name="ListParagraph" style:list-style-name="LFO2" style:family="paragraph">
      <style:text-properties style:font-name-complex="Calibri" fo:font-size="12pt" style:font-size-asian="12pt" style:font-size-complex="12pt"/>
    </style:style>
    <style:style style:name="P19" style:parent-style-name="ListParagraph" style:list-style-name="LFO2" style:family="paragraph">
      <style:text-properties style:font-name-complex="Calibri" fo:font-size="12pt" style:font-size-asian="12pt" style:font-size-complex="12pt"/>
    </style:style>
    <style:style style:name="P20" style:parent-style-name="ListParagraph" style:list-style-name="LFO2" style:family="paragraph">
      <style:text-properties style:font-name-complex="Calibri" fo:font-size="12pt" style:font-size-asian="12pt" style:font-size-complex="12pt"/>
    </style:style>
    <style:style style:name="P21" style:parent-style-name="ListParagraph" style:list-style-name="LFO2" style:family="paragraph">
      <style:text-properties style:font-name-complex="Calibri" fo:font-size="12pt" style:font-size-asian="12pt" style:font-size-complex="12pt"/>
    </style:style>
    <style:style style:name="P22" style:parent-style-name="ListParagraph" style:list-style-name="LFO2" style:family="paragraph">
      <style:text-properties style:font-name-complex="Calibri" fo:font-size="12pt" style:font-size-asian="12pt" style:font-size-complex="12pt"/>
    </style:style>
    <style:style style:name="P23" style:parent-style-name="ListParagraph" style:list-style-name="LFO2" style:family="paragraph">
      <style:text-properties style:font-name-complex="Calibri" fo:font-size="12pt" style:font-size-asian="12pt" style:font-size-complex="12pt"/>
    </style:style>
    <style:style style:name="P24" style:parent-style-name="ListParagraph" style:list-style-name="LFO2" style:family="paragraph">
      <style:text-properties style:font-name-complex="Calibri" fo:font-size="12pt" style:font-size-asian="12pt" style:font-size-complex="12pt"/>
    </style:style>
    <style:style style:name="P25" style:parent-style-name="ListParagraph" style:list-style-name="LFO2" style:family="paragraph">
      <style:text-properties style:font-name-complex="Calibri" fo:font-size="12pt" style:font-size-asian="12pt" style:font-size-complex="12pt"/>
    </style:style>
    <style:style style:name="P26" style:parent-style-name="ListParagraph" style:list-style-name="LFO2" style:family="paragraph">
      <style:text-properties style:font-name-complex="Calibri" fo:font-size="12pt" style:font-size-asian="12pt" style:font-size-complex="12pt"/>
    </style:style>
    <style:style style:name="P27" style:parent-style-name="ListParagraph" style:list-style-name="LFO2" style:family="paragraph"/>
    <style:style style:name="T28" style:parent-style-name="DefaultParagraphFont" style:family="text">
      <style:text-properties style:font-name-complex="Calibri" fo:font-size="12pt" style:font-size-asian="12pt" style:font-size-complex="12pt"/>
    </style:style>
    <style:style style:name="T29" style:parent-style-name="DefaultParagraphFont" style:family="text">
      <style:text-properties style:font-name-complex="Calibri" fo:font-size="12pt" style:font-size-asian="12pt" style:font-size-complex="12pt"/>
    </style:style>
    <style:style style:name="P30" style:parent-style-name="ListParagraph" style:list-style-name="LFO3" style:family="paragraph"/>
    <style:style style:name="P31" style:parent-style-name="ListParagraph" style:list-style-name="LFO3" style:family="paragraph"/>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3" style:family="paragraph"/>
    <style:style style:name="P40" style:parent-style-name="ListParagraph" style:list-style-name="LFO3" style:family="paragraph"/>
    <style:style style:name="P41" style:parent-style-name="ListParagraph" style:list-style-name="LFO3" style:family="paragraph"/>
    <style:style style:name="T42" style:parent-style-name="DefaultParagraphFont" style:family="text">
      <style:text-properties fo:font-weight="bold" style:font-weight-asian="bold"/>
    </style:style>
  </office:automatic-styles>
  <office:body>
    <office:text text:use-soft-page-breaks="true">
      <text:p text:style-name="P1">Papers read and their summaries</text:p>
      <text:p text:style-name="P2"/>
      <text:p text:style-name="Normal"><text:a xlink:href="https://en.wikipedia.org/wiki/Maze_generation_algorithm" office:target-frame-name="_top" xlink:show="replace"><text:span text:style-name="T3">https://en.wikipedia.org/wiki/Maze_generation_algorithm</text:span></text:a></text:p>
      <text:list text:style-name="LFO1" text:continue-numbering="true">
        <text:list-item>
          <text:p text:style-name="P4">Mazes can be<text:s/>represented as a connected graph where the edges are representing walls and the nodes are representing cells.</text:p>
        </text:list-item>
        <text:list-item>
          <text:p text:style-name="P5">The purpose of a maze is to make a subgraph whereby it is challenging to find a path between two specific nodes.</text:p>
        </text:list-item>
        <text:list-item>
          <text:p text:style-name="P6">If the graph contains loops then<text:s/>there could be multiple paths between the two nodes.</text:p>
        </text:list-item>
        <text:list-item>
          <text:p text:style-name="P7">Depth first search is one way to approach making a maze.</text:p>
        </text:list-item>
        <text:list-item>
          <text:p text:style-name="P8">Is considered one of the simplest ways for a computer to generate a maze</text:p>
        </text:list-item>
        <text:list-item>
          <text:p text:style-name="P9"><text:span text:style-name="T10">The computer starts from a random cell and moves to a neighbouring cell t</text:span><text:span text:style-name="T11">hat has not been visited. The wall between the two cells is removed and the new cell is marked as visited. If the computer comes across a cell that has no unvisited neighbours; it is considered a dead end. The computer will then backtrack through the path<text:s/></text:span><text:span text:style-name="T12">until it finds a cell with an unvisited neighbour.<text:s/></text:span>This continues until every cell has been visited.</text:p>
        </text:list-item>
        <text:list-item>
          <text:p text:style-name="P13">In Kruskal’s algorithm a list of all walls is created and create a set for each cell which only contains that cell. Using a random order for each wall: if<text:s/>the cells divided by the current wall belong to distinct sets: remove the current wall and then join the sets of the formerly divided cells.</text:p>
        </text:list-item>
        <text:list-item>
          <text:p text:style-name="P14">Prim’s algorithm: Begin with a grid of walls. Pick a random cell and mark it as part of the maze, then add the walls of this cell to the wall list. While there are walls in the wall list: pick a random wall from the list and if only one of the two cells that the wall divides is visited, then: Change this wall into a passage and mark the unvisited cell as part of the maze. The neighbouring walls of the cell are then added to the wall list. The current wall is then removed from the wall list.</text:p>
        </text:list-item>
      </text:list>
      <text:p text:style-name="Normal"/>
      <text:p text:style-name="Normal"><text:a xlink:href="http://www.jamisbuck.org/presentations/rubyconf2011/index.html" office:target-frame-name="_top" xlink:show="replace"><text:span text:style-name="Hyperlink">http://www.jamisbuck.org/presentations/rubyconf201</text:span><text:span text:style-name="Hyperlink">1/index.html</text:span></text:a></text:p>
      <text:list text:style-name="LFO2" text:continue-numbering="true">
        <text:list-item>
          <text:p text:style-name="P15">This paper begins by stressing that hard work is required to get better at anything, including programming.</text:p>
        </text:list-item>
        <text:list-item>
          <text:p text:style-name="P16">Consistency and time management in that hard work is also very important</text:p>
        </text:list-item>
        <text:list-item>
          <text:p text:style-name="P17">Algorithms are “high level recipes”</text:p>
        </text:list-item>
        <text:list-item>
          <text:p text:style-name="P18">Mazes are fundamentally linked to graph theory</text:p>
        </text:list-item>
        <text:list-item>
          <text:p text:style-name="P19">Binary tree is an example of maze generating algorithm: The basic idea is that, for each vertex in the graph, you randomly decide whether to add a "north" passage, or a "west" passage.</text:p>
        </text:list-item>
        <text:list-item>
          <text:p text:style-name="P20">Sidewinder: Instead of looking at each cell in<text:s/>isolation, the Sidewinder algorithm looks at groups of adjacent cells. Each such group of cells is added as a connected set<text:s/><text:soft-page-break/>to the spanning tree, and then a northward passage is added to one cell (at random) from each group.</text:p>
        </text:list-item>
        <text:list-item>
          <text:p text:style-name="P21">Ellers: The idea is that you randomly decide whether or not to merge adjacent (and disjunct) sets. Once you've decided which sets to merge for a given row, you then decide to add one or more "downward" connections from each set. The nodes added via these downward connections are added to the same set that added them. Then, you repeat the process on the next row, with cells not already assigned a set being initially in a set of their own.</text:p>
        </text:list-item>
        <text:list-item>
          <text:p text:style-name="P22">Hunt and kill: It works by performing a drunkard's walk, but with a constraint: the walk can never step onto a node that was visited previously. This means that eventually, the algorithm will run into a dead-end. And when it does it enters hunt mode. In hunt mode, the algorithm goes row-by-row, looking for an unvisited node that is adjacent to a visited node. When it finds one, it connects the two nodes, and then returns to "kill" mode, beginning with the unvisited node that was just found. If no such node is found during the "hunt" phase, then the algorithm is done, and the maze is finished.</text:p>
        </text:list-item>
        <text:list-item>
          <text:p text:style-name="P23">Recursive backtracker: the recursive backtracker performs a drunkard's walk from some starting point, but it pushes each node it visits onto a stack. And when it reaches a dead-end, instead of doing an O(n) search, it simply pops nodes off its stack until it finds one<text:s/>that it can continue walking from.</text:p>
        </text:list-item>
        <text:list-item>
          <text:p text:style-name="P24">Recursive Division: it chops the field in half, and recursively chops each resulting subfield in half, until the desired resolution is reached.</text:p>
        </text:list-item>
        <text:list-item>
          <text:p text:style-name="P25">Kruskal's: If you think of each vertex as a piece of playdough then the algorithm works by randomly merging adjacent chunks of play-dough. However, it is only allowed to merge nodes that are not already part of the same chunk of play-dough.</text:p>
        </text:list-item>
        <text:list-item>
          <text:p text:style-name="P26">Prims: Basic idea is that you choose a starting point at random, add it to the tree and mark<text:s/>all of its neighbours as being “frontier” nodes. On the subsequent passes, you choose one of the frontier nodes at random, connect it to one of its already-visited neighbours, and then mark all of its unvisited neighbours as being "frontier" nodes. This is repeated until there are no more frontier nodes.</text:p>
        </text:list-item>
        <text:list-item>
          <text:p text:style-name="P27"><text:span text:style-name="T28">Growing tree: Basic premise is that you choose a node at random from the graph and add it to what I’ll call the “active” set. Then, at each subsequent pass though the algorithm, you look at one of the node</text:span><text:span text:style-name="T29">s in the set and add one of that node's unvisited neighbours to the set. If the node has no unvisited neighbours, you remove it from the active set, and try again. And when the active set is empty, the algorithm is done.</text:span></text:p>
        </text:list-item>
      </text:list>
      <text:p text:style-name="Normal"/>
      <text:p text:style-name="Normal">Masters Thesis by Brian William Besiel:</text:p>
      <text:list text:style-name="LFO3" text:continue-numbering="true">
        <text:list-item>
          <text:p text:style-name="P30">Focus of this thesis is to search an unknown region for a specific target as quickly and efficiently as possible</text:p>
        </text:list-item>
        <text:list-item>
          <text:p text:style-name="P31">Search is performed by mobile robotic sensors</text:p>
        </text:list-item>
        <text:list-item>
          <text:p text:style-name="P32">The unknown area is a maze</text:p>
        </text:list-item>
        <text:list-item>
          <text:p text:style-name="P33">Robots should attempt to build a map of their surrounding area with their sensors</text:p>
        </text:list-item>
        <text:list-item>
          <text:p text:style-name="P34">The map building should avoid objects in motion and only take note of stationary objects</text:p>
        </text:list-item>
        <text:list-item>
          <text:p text:style-name="P35">Mapping is much easier with more collectors of data but this adds a new problem; communication</text:p>
        </text:list-item>
        <text:list-item>
          <text:p text:style-name="P36">Each robot should use their partial view of the maze to plan possible paths</text:p>
        </text:list-item>
        <text:list-item>
          <text:p text:style-name="P37">Assumptions for his maze problem are:<text:line-break/>1.<text:s/>Location estimate has a negligible global position and heading error.</text:p>
        </text:list-item>
      </text:list>
      <text:p text:style-name="ListParagraph">2.<text:s/>Sensor data contributing to environment data compilation has negligible error.</text:p>
      <text:p text:style-name="ListParagraph">3.<text:s/>Participating robots are able to effectively build accurate maps.</text:p>
      <text:list text:style-name="LFO3" text:continue-numbering="true">
        <text:list-item>
          <text:p text:style-name="P38">Due to the nature of the maze distributed system; a deterministic or static spatial data mapping is implausible because one query may return data that is spread out over N nodes</text:p>
        </text:list-item>
        <text:list-item>
          <text:p text:style-name="P39">Each collector must know what portion of the maze has been explored by it in order to accurately convey its data to the database.</text:p>
        </text:list-item>
        <text:list-item>
          <text:p text:style-name="P40">They do this by creating a<text:s/>spatial coverage database that is comprised of multi-polygons</text:p>
        </text:list-item>
        <text:list-item>
          <text:p text:style-name="P41"><text:span text:style-name="T42">Stopped at page 21 pdf</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llian</meta:initial-creator>
    <dc:creator>Killian</dc:creator>
    <meta:creation-date>2017-10-06T12:17:00Z</meta:creation-date>
    <dc:date>2017-10-24T08:51:00Z</dc:date>
    <meta:template xlink:href="Normal" xlink:type="simple"/>
    <meta:editing-cycles>5</meta:editing-cycles>
    <meta:editing-duration>PT184140S</meta:editing-duration>
    <meta:document-statistic meta:page-count="3" meta:paragraph-count="12" meta:word-count="971" meta:character-count="6496" meta:row-count="46" meta:non-whitespace-character-count="5537"/>
  </office:meta>
</office:document-meta>
</file>